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MONACID ZAVALA, RAISSA YADHI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28554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MAL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23045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MONACID ZAVALA, RAISSA YADHI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8554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285540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687137</text:p>
          </table:table-cell>
          <table:table-cell table:style-name="Tabla2.D3" office:value-type="string">
            <text:p text:style-name="P23">2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Saldo pendiente de S/4.50 por comisión de agente 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3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23:24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